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fo:text-align="center" fo:line-height="0.3055in"/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P5" style:parent-style-name="內文" style:family="paragraph">
      <style:paragraph-properties fo:widows="2" fo:orphans="2" fo:text-align="center" fo:line-height="0.3055in"/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P6" style:parent-style-name="內文" style:family="paragraph">
      <style:paragraph-properties fo:widows="2" fo:orphans="2" fo:text-align="center" fo:line-height="0.1666in"/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ableColumn8" style:family="table-column">
      <style:table-column-properties style:column-width="0.9708in"/>
    </style:style>
    <style:style style:name="TableColumn9" style:family="table-column">
      <style:table-column-properties style:column-width="2.7784in"/>
    </style:style>
    <style:style style:name="TableColumn10" style:family="table-column">
      <style:table-column-properties style:column-width="1.3055in"/>
    </style:style>
    <style:style style:name="TableColumn11" style:family="table-column">
      <style:table-column-properties style:column-width="2.2062in"/>
    </style:style>
    <style:style style:name="Table7" style:family="table">
      <style:table-properties style:width="7.2611in" fo:margin-left="0in" table:align="center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fo:widows="2" fo:orphans="2" fo:margin-top="0.0694in" fo:margin-bottom="0.0694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widows="2" fo:orphans="2" fo:margin-top="0.0694in" fo:margin-bottom="0.0694in"/>
      <style:text-properties style:font-name="新細明體" style:font-name-complex="新細明體" style:letter-kerning="false" fo:font-size="14pt" style:font-size-asian="14pt" style:font-size-complex="14pt"/>
    </style:style>
    <style:style style:name="TableRow22" style:family="table-row">
      <style:table-row-properties style:min-row-height="0.5923in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widows="2" fo:orphans="2" fo:margin-top="0.0694in" fo:margin-bottom="0.0694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30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widows="2" fo:orphans="2" fo:margin-top="0.0694in" fo:margin-bottom="0.0694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清單段落" style:family="paragraph">
      <style:paragraph-properties fo:widows="2" fo:orphans="2" fo:margin-bottom="0.0833in" style:line-height-at-least="0.2395in"/>
    </style:style>
    <style:style style:name="T38" style:parent-style-name="預設段落字型" style:family="text"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39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0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1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2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3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4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5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6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7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8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49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0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1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P52" style:parent-style-name="清單段落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53" style:parent-style-name="清單段落" style:family="paragraph">
      <style:paragraph-properties fo:widows="2" fo:orphans="2" fo:margin-bottom="0.0833in" style:line-height-at-least="0.2395in" fo:margin-left="0.25in">
        <style:tab-stops/>
      </style:paragraph-properties>
      <style:text-properties style:font-name="Times New Roman" style:font-name-asian="標楷體" style:font-weight-complex="bold" fo:color="#000000" style:font-size-complex="12pt"/>
    </style:style>
    <style:style style:name="P54" style:parent-style-name="清單段落" style:family="paragraph">
      <style:paragraph-properties fo:widows="2" fo:orphans="2" fo:margin-bottom="0.0833in" style:line-height-at-least="0.2395in" fo:margin-left="0.25in">
        <style:tab-stops/>
      </style:paragraph-properties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55" style:parent-style-name="內文" style:family="paragraph">
      <style:paragraph-properties fo:widows="2" fo:orphans="2" fo:margin-bottom="0.0833in" style:line-height-at-least="0.2395in"/>
    </style:style>
    <style:style style:name="T56" style:parent-style-name="預設段落字型" style:family="text">
      <style:text-properties style:font-name="新細明體" style:font-weight-complex="bold" fo:color="#000000" style:font-size-complex="12pt"/>
    </style:style>
    <style:style style:name="T57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8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4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5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6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7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8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9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P73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6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P79" style:parent-style-name="內文" style:family="paragraph">
      <style:paragraph-properties fo:widows="2" fo:orphans="2" fo:text-align="center"/>
    </style:style>
    <style:style style:name="T80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內文" style:family="paragraph">
      <style:paragraph-properties fo:widows="2" fo:orphans="2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83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84" style:parent-style-name="內文" style:family="paragraph">
      <style:paragraph-properties fo:widows="2" fo:orphans="2" fo:margin-bottom="0.0833in" style:line-height-at-least="0.2395in" fo:margin-left="0.1666in" fo:text-indent="-0.1666in">
        <style:tab-stops/>
      </style:paragraph-properties>
    </style:style>
    <style:style style:name="T85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86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87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88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89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90" style:parent-style-name="超連結" style:family="text">
      <style:text-properties style:font-name="Times New Roman" style:font-name-asian="標楷體" style:font-weight-complex="bold" style:use-window-font-color="true" style:font-size-complex="12pt"/>
    </style:style>
    <style:style style:name="T91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92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93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94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95" style:parent-style-name="預設段落字型" style:family="text">
      <style:text-properties style:font-name="Times New Roman" style:font-name-asian="標楷體" style:font-weight-complex="bold" fo:color="#000000" style:font-size-complex="12pt"/>
    </style:style>
  </office:automatic-styles>
  <office:body>
    <office:text text:use-soft-page-breaks="true">
      <text:p text:style-name="P1">國立政治大學</text:p>
      <text:p text:style-name="P5">國科會獎勵人文與社會科學領域博士候選人撰寫博士論文<text:s/>變更申請單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獲獎人</text:p>
          </table:table-cell>
          <table:table-cell table:style-name="TableCell15" table:number-columns-spanned="3">
            <text:p text:style-name="P16"/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計畫編號</text:p>
          </table:table-cell>
          <table:table-cell table:style-name="TableCell20" table:number-columns-spanned="3">
            <text:p text:style-name="P21"/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計畫名稱</text:p>
          </table:table-cell>
          <table:table-cell table:style-name="TableCell25" table:number-columns-spanned="3">
            <text:p text:style-name="P26"/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P29">執行機關</text:p>
            <text:p text:style-name="P30">系所</text:p>
          </table:table-cell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事由</text:p>
          </table:table-cell>
          <table:table-cell table:style-name="TableCell36" table:number-columns-spanned="3">
            <text:list text:style-name="LFO1" text:continue-numbering="true">
              <text:list-item>
                <text:p text:style-name="P37"><text:span text:style-name="T38">延長繳交期限：</text:span><text:span text:style-name="T39">原應於</text:span><text:span text:style-name="T40">____</text:span><text:span text:style-name="T41">年</text:span><text:span text:style-name="T42">____</text:span><text:span text:style-name="T43">月</text:span><text:span text:style-name="T44">____</text:span><text:span text:style-name="T45">日繳交博士學位證書及博士論文電子檔，擬申請展延至</text:span><text:span text:style-name="T46">____</text:span><text:span text:style-name="T47">年</text:span><text:span text:style-name="T48">____</text:span><text:span text:style-name="T49">月</text:span><text:span text:style-name="T50">____</text:span><text:span text:style-name="T51">日。</text:span></text:p>
              </text:list-item>
              <text:list-item>
                <text:p text:style-name="P52">變更論文題目：</text:p>
              </text:list-item>
            </text:list>
            <text:p text:style-name="P53">原題目為：_____________________________________________________________________擬變更為：</text:p>
            <text:p text:style-name="P54">______________________________________________________________________</text:p>
            <text:p text:style-name="P55"><text:span text:style-name="T56">󠄀</text:span><text:span text:style-name="T57">其他：</text:span><text:span text:style-name="T58">_________________________________________________________________</text:span>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說明</text:p>
          </table:table-cell>
          <table:table-cell table:style-name="TableCell62" table:number-columns-spanned="3"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申請人</text:p>
            <text:p text:style-name="P73">簽章</text:p>
          </table:table-cell>
          <table:table-cell table:style-name="TableCell74">
            <text:p text:style-name="P75"/>
            <text:p text:style-name="P76"/>
          </table:table-cell>
          <table:table-cell table:style-name="TableCell77">
            <text:p text:style-name="P78">指導教授</text:p>
            <text:p text:style-name="P79"><text:span text:style-name="T80">簽章</text:span></text:p>
          </table:table-cell>
          <table:table-cell table:style-name="TableCell81">
            <text:p text:style-name="P82"/>
            <text:p text:style-name="P83"/>
          </table:table-cell>
        </table:table-row>
      </table:table>
      <text:p text:style-name="P84"><text:span text:style-name="T85">※</text:span><text:span text:style-name="T86">請填妥核章後，</text:span><text:a xlink:href="mailto:將檔案掃描成PDF後寄至jueiying@nccu.edu.tw" office:target-frame-name="_top" xlink:show="replace"><text:span text:style-name="T87">將檔案掃描成</text:span><text:span text:style-name="T88">PDF</text:span><text:span text:style-name="T89">後寄至</text:span><text:span text:style-name="T90">jueiying@nccu.edu.tw</text:span></text:a><text:span text:style-name="T91">信箱，並請來電（</text:span><text:span text:style-name="T92">02-29393091#66899</text:span><text:span text:style-name="T93">）轉知承辦人陳瑞英小姐。</text:span><text:span text:style-name="T94"><text:s text:c="73"/>111.09<text:s/></text:span><text:span text:style-name="T95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widows="2" fo:orphans="2" fo:margin-top="0.0694in" fo:margin-bottom="0.0694in"/>
      <style:text-properties style:font-name="新細明體" style:font-name-complex="新細明體" fo:font-weight="bold" style:font-weight-asian="bold" style:font-weight-complex="bold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style:letter-kerning="true" fo:font-size="24pt" style:font-size-asian="24pt" style:font-size-complex="24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/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 style:parent-style-name="註解文字字元">
      <style:text-properties fo:font-weight="bold" style:font-weight-asian="bold" style:font-weight-complex="bold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標楷體" style:font-name-asian="標楷體" style:font-name-complex="Tahoma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in" fo:margin-bottom="0.6888in" fo:margin-right="0.5in" style:num-format="1" style:writing-mode="lr-tb" style:layout-grid-mode="line" style:layout-grid-lines="46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-0.1888in"/>
      </style:footer-style>
    </style:page-layout>
    <style:style style:name="P2" style:parent-style-name="頁首" style:family="paragraph">
      <style:paragraph-properties fo:text-align="end">
        <style:tab-stops>
          <style:tab-stop style:type="center" style:position="2.884in"/>
          <style:tab-stop style:type="right" style:position="5.2173in"/>
        </style:tab-stops>
      </style:paragraph-properties>
    </style:style>
    <style:style style:name="T3" style:parent-style-name="預設段落字型" style:family="text">
      <style:text-properties style:font-name="Times New Roman"/>
    </style:style>
    <style:style style:name="T4" style:parent-style-name="預設段落字型" style:family="text">
      <style:text-properties style:font-name="Times New Roman"/>
    </style:style>
  </office:automatic-styles>
  <office:master-styles>
    <style:master-page style:name="MP0" style:page-layout-name="PL0">
      <style:header>
        <text:p text:style-name="P2"><text:tab/><text:tab/><text:s text:c="3"/><text:tab/><text:s text:c="64"/><text:s text:c="114"/>表單編號：<text:span text:style-name="T3">QP-R02-01-04</text:span></text:p>
        <text:p text:style-name="頁首"><text:tab/><text:tab/><text:tab/><text:s text:c="11"/>保存年限：<text:span text:style-name="T4">3</text:span>年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弘諺</meta:initial-creator>
    <dc:creator>user</dc:creator>
    <meta:creation-date>2022-12-09T07:44:00Z</meta:creation-date>
    <dc:date>2022-12-09T07:44:00Z</dc:date>
    <meta:template xlink:href="Normal" xlink:type="simple"/>
    <meta:editing-cycles>2</meta:editing-cycles>
    <meta:editing-duration>PT0S</meta:editing-duration>
    <meta:document-statistic meta:page-count="1" meta:paragraph-count="1" meta:word-count="91" meta:character-count="615" meta:row-count="4" meta:non-whitespace-character-count="525"/>
  </office:meta>
</office:document-meta>
</file>